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04f2" officeooo:paragraph-rsid="001704f2"/>
    </style:style>
    <style:style style:name="P2" style:family="paragraph" style:parent-style-name="Standard">
      <style:text-properties officeooo:rsid="0018b13d" officeooo:paragraph-rsid="0018b13d"/>
    </style:style>
    <style:style style:name="P3" style:family="paragraph" style:parent-style-name="Standard">
      <style:text-properties officeooo:rsid="0019334a" officeooo:paragraph-rsid="0019334a"/>
    </style:style>
    <style:style style:name="T1" style:family="text">
      <style:text-properties officeooo:rsid="0019aad1"/>
    </style:style>
    <style:style style:name="T2" style:family="text">
      <style:text-properties officeooo:rsid="001b256a"/>
    </style:style>
    <style:style style:name="T3" style:family="text">
      <style:text-properties officeooo:rsid="001cd19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ografi</text:p>
      <text:p text:style-name="P2"/>
      <text:p text:style-name="P2">Aryani Lestari Putri</text:p>
      <text:p text:style-name="P3">Biasa disapa “Ar<text:span text:style-name="T3"> atau Putri</text:span>”, kelahiran Gunung Kidul, 24 Juni 1998. <text:span text:style-name="T1">Aku</text:span> merupakan anak pertama dari dua bersaudara. <text:span text:style-name="T1">Memulai pendidikan di Sekolah Dasar <text:s/>Negeri 2 Anyar , berlanjut di Sekolah Menengah Pertama Negeri 1 Anyar, berlanjut di tingkat selanjutnya di Sekolah Menengah Atas Negeri 1 Anyer. Kemudian me</text:span>nempuh pendidikan di salah satu Perguruan Tinggi Swasta <text:span text:style-name="T2">di Banten </text:span>bernama Universitas Banten Jaya, <text:span text:style-name="T1">dengan program jurusan Pendidikan Pancasila dan Kewarganegaraan. Pencapaian yang pernah di raih ketika berkuliah menulis sebuah artikel di media cetak lokal Banten dengan judul “Tiktok Meracuni Generasi Bangsa”. Aktif dalam kegiatan tulis-menulis di salah satu blog Narasenja06.wordpress.com. Selain menulis, aku juga aktif berkegiatan di dunia IT dengan Komunitas Linux Indonesia-Serang. Menekuni bidang pendidikan dan bidang IT, pernah mengikuti beberapa lomba artikel dan menjadi seorang pemateri Libreoffice Writer di salah satu workshop kampu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6T20:14:17.340412114</meta:creation-date>
    <dc:date>2019-01-06T21:22:04.015700561</dc:date>
    <meta:editing-duration>PT16M7S</meta:editing-duration>
    <meta:editing-cycles>2</meta:editing-cycles>
    <meta:generator>LibreOffice/5.1.2.2$Linux_x86 LibreOffice_project/d3bf12ecb743fc0d20e0be0c58ca359301eb705f</meta:generator>
    <meta:document-statistic meta:table-count="0" meta:image-count="0" meta:object-count="0" meta:page-count="1" meta:paragraph-count="3" meta:word-count="137" meta:character-count="986" meta:non-whitespace-character-count="850"/>
  </office:meta>
</office:document-meta>
</file>